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58959" officeooo:paragraph-rsid="00058959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8959" officeooo:paragraph-rsid="0005895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7769f" officeooo:paragraph-rsid="0007769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7c279" officeooo:paragraph-rsid="0007c279" style:font-size-asian="10.5pt" style:font-weight-asian="normal" style:font-size-complex="12pt" style:font-weight-complex="normal"/>
    </style:style>
    <style:style style:name="T1" style:family="text">
      <style:text-properties officeooo:rsid="0007769f"/>
    </style:style>
    <style:style style:name="T2" style:family="text">
      <style:text-properties officeooo:rsid="0007c2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LR51 – Database Management Systems Laboratory</text:p>
      <text:p text:style-name="P1">Session: 3</text:p>
      <text:p text:style-name="P1"/>
      <text:p text:style-name="P2">1) <text:span text:style-name="T1">Employee</text:span> Schema</text:p>
      <text:p text:style-name="P2"/>
      <text:p text:style-name="P2"><text:tab/>mysql&gt; Create table Employee(</text:p>
      <text:p text:style-name="P2"><text:s text:c="4"/>-&gt; Fname Varchar(15) NOT NULL,</text:p>
      <text:p text:style-name="P2"><text:s text:c="4"/>-&gt; Minit char,</text:p>
      <text:p text:style-name="P2"><text:s text:c="4"/>-&gt; Lname varchar(15) NOT NULL,</text:p>
      <text:p text:style-name="P2"><text:s text:c="4"/>-&gt; Ssn char(9) NOT NULL,</text:p>
      <text:p text:style-name="P2"><text:s text:c="4"/>-&gt; Bdate Date,</text:p>
      <text:p text:style-name="P2"><text:s text:c="4"/>-&gt; Address varchar(30),</text:p>
      <text:p text:style-name="P2"><text:s text:c="4"/>-&gt; Sex char,</text:p>
      <text:p text:style-name="P2"><text:s text:c="4"/>-&gt; Salary decimal(10,2),</text:p>
      <text:p text:style-name="P2"><text:s text:c="4"/>-&gt; Super_ssn char(9),</text:p>
      <text:p text:style-name="P2"><text:s text:c="4"/>-&gt; Dno INT NOT NULL</text:p>
      <text:p text:style-name="P2"><text:s text:c="4"/>-&gt; );</text:p>
      <text:p text:style-name="P2">Query OK, 0 rows affected (0.03 sec)</text:p>
      <text:p text:style-name="P2"/>
      <text:p text:style-name="P2"/>
      <text:p text:style-name="P2"><text:s/>mysql&gt; describe Employee;</text:p>
      <text:p text:style-name="P2">+-----------+---------------+------+-----+---------+-------+</text:p>
      <text:p text:style-name="P2">| Field <text:s text:c="4"/>| Type <text:s text:c="9"/>| Null | Key | Default | Extra |</text:p>
      <text:p text:style-name="P2">+-----------+---------------+------+-----+---------+-------+</text:p>
      <text:p text:style-name="P2">| Fname <text:s text:c="4"/>| varchar(15) <text:s text:c="2"/>| NO <text:s text:c="2"/>| <text:s text:c="4"/>| NULL <text:s text:c="3"/>| <text:s text:c="6"/>|</text:p>
      <text:p text:style-name="P2">| Minit <text:s text:c="4"/>| char(1) <text:s text:c="6"/>| YES <text:s/>| <text:s text:c="4"/>| NULL <text:s text:c="3"/>| <text:s text:c="6"/>|</text:p>
      <text:p text:style-name="P2">| Lname <text:s text:c="4"/>| varchar(15) <text:s text:c="2"/>| NO <text:s text:c="2"/>| <text:s text:c="4"/>| NULL <text:s text:c="3"/>| <text:s text:c="6"/>|</text:p>
      <text:p text:style-name="P2">| Ssn <text:s text:c="6"/>| char(9) <text:s text:c="6"/>| NO <text:s text:c="2"/>| <text:s text:c="4"/>| NULL <text:s text:c="3"/>| <text:s text:c="6"/>|</text:p>
      <text:p text:style-name="P2">| Bdate <text:s text:c="4"/>| date <text:s text:c="9"/>| YES <text:s/>| <text:s text:c="4"/>| NULL <text:s text:c="3"/>| <text:s text:c="6"/>|</text:p>
      <text:p text:style-name="P2">| Address <text:s text:c="2"/>| varchar(30) <text:s text:c="2"/>| YES <text:s/>| <text:s text:c="4"/>| NULL <text:s text:c="3"/>| <text:s text:c="6"/>|</text:p>
      <text:p text:style-name="P2">| Sex <text:s text:c="6"/>| char(1) <text:s text:c="6"/>| YES <text:s/>| <text:s text:c="4"/>| NULL <text:s text:c="3"/>| <text:s text:c="6"/>|</text:p>
      <text:p text:style-name="P2">| Salary <text:s text:c="3"/>| decimal(10,2) | YES <text:s/>| <text:s text:c="4"/>| NULL <text:s text:c="3"/>| <text:s text:c="6"/>|</text:p>
      <text:p text:style-name="P2">| Super_ssn | char(9) <text:s text:c="6"/>| YES <text:s/>| <text:s text:c="4"/>| NULL <text:s text:c="3"/>| <text:s text:c="6"/>|</text:p>
      <text:p text:style-name="P2">| Dno <text:s text:c="6"/>| int <text:s text:c="10"/>| NO <text:s text:c="2"/>| <text:s text:c="4"/>| NULL <text:s text:c="3"/>| <text:s text:c="6"/>|</text:p>
      <text:p text:style-name="P2">+-----------+---------------+------+-----+---------+-------+</text:p>
      <text:p text:style-name="P2"/>
      <text:p text:style-name="P2"/>
      <text:p text:style-name="P3">2) Department Schema</text:p>
      <text:p text:style-name="P3"/>
      <text:p text:style-name="P2">mysql&gt; create table department(</text:p>
      <text:p text:style-name="P2"><text:s text:c="4"/>-&gt; Dname Varchar(15) not null unique,</text:p>
      <text:p text:style-name="P2"><text:s text:c="4"/>-&gt; Dnumber int not null primary key,</text:p>
      <text:p text:style-name="P2"><text:s text:c="4"/>-&gt; Mgr_ssn char(9) not null);</text:p>
      <text:p text:style-name="P2">Query OK, 0 rows affected (0.04 sec)</text:p>
      <text:p text:style-name="P2"/>
      <text:p text:style-name="P2"/>
      <text:p text:style-name="P2"/>
      <text:p text:style-name="P2"/>
      <text:p text:style-name="P2"><text:soft-page-break/></text:p>
      <text:p text:style-name="P2">mysql&gt; desc department;</text:p>
      <text:p text:style-name="P2">+---------+-------------+------+-----+---------+-------+</text:p>
      <text:p text:style-name="P2">| Field <text:s text:c="2"/>| Type <text:s text:c="7"/>| Null | Key | Default | Extra |</text:p>
      <text:p text:style-name="P2">+---------+-------------+------+-----+---------+-------+</text:p>
      <text:p text:style-name="P2">| Dname <text:s text:c="2"/>| varchar(15) | NO <text:s text:c="2"/>| UNI | NULL <text:s text:c="3"/>| <text:s text:c="6"/>|</text:p>
      <text:p text:style-name="P2">| Dnumber | int <text:s text:c="8"/>| NO <text:s text:c="2"/>| PRI | NULL <text:s text:c="3"/>| <text:s text:c="6"/>|</text:p>
      <text:p text:style-name="P2">| Mgr_ssn | char(9) <text:s text:c="4"/>| NO <text:s text:c="2"/>| <text:s text:c="4"/>| NULL <text:s text:c="3"/>| <text:s text:c="6"/>|</text:p>
      <text:p text:style-name="P2">+---------+-------------+------+-----+---------+-------+</text:p>
      <text:p text:style-name="P2">3 rows in set (0.01 sec)</text:p>
      <text:p text:style-name="P2"/>
      <text:p text:style-name="P2"/>
      <text:p text:style-name="P3">3)Alter Command</text:p>
      <text:p text:style-name="P3"/>
      <text:p text:style-name="P2">mysql&gt; alter table department add column Mgr_start_date date;</text:p>
      <text:p text:style-name="P2">Query OK, 0 rows affected (0.03 sec)</text:p>
      <text:p text:style-name="P2">Records: 0 <text:s/>Duplicates: 0 <text:s/>Warnings: 0</text:p>
      <text:p text:style-name="P2"/>
      <text:p text:style-name="P2">mysql&gt; desc department;</text:p>
      <text:p text:style-name="P2">+----------------+-------------+------+-----+---------+-------+</text:p>
      <text:p text:style-name="P2">| Field <text:s text:c="9"/>| Type <text:s text:c="7"/>| Null | Key | Default | Extra |</text:p>
      <text:p text:style-name="P2">+----------------+-------------+------+-----+---------+-------+</text:p>
      <text:p text:style-name="P2">| Dname <text:s text:c="9"/>| varchar(15) | NO <text:s text:c="2"/>| UNI | NULL <text:s text:c="3"/>| <text:s text:c="6"/>|</text:p>
      <text:p text:style-name="P2">| Dnumber <text:s text:c="7"/>| int <text:s text:c="8"/>| NO <text:s text:c="2"/>| PRI | NULL <text:s text:c="3"/>| <text:s text:c="6"/>|</text:p>
      <text:p text:style-name="P2">| Mgr_ssn <text:s text:c="7"/>| char(9) <text:s text:c="4"/>| NO <text:s text:c="2"/>| <text:s text:c="4"/>| NULL <text:s text:c="3"/>| <text:s text:c="6"/>|</text:p>
      <text:p text:style-name="P2">| Mgr_start_date | date <text:s text:c="7"/>| YES <text:s/>| <text:s text:c="4"/>| NULL <text:s text:c="3"/>| <text:s text:c="6"/>|</text:p>
      <text:p text:style-name="P2">+----------------+-------------+------+-----+---------+-------+</text:p>
      <text:p text:style-name="P2">4 rows in set (0.00 sec)</text:p>
      <text:p text:style-name="P2"/>
      <text:p text:style-name="P3">4) <text:span text:style-name="T2">Insert Command</text:span></text:p>
      <text:p text:style-name="P3"/>
      <text:p text:style-name="P3">mysql&gt; Insert into Employee values ('Hari', 'K', 'Kumar', '653298653','2004-10-09', '98 Aqua A NIT Trichy', 'M', 1000, '653298653', 4);</text:p>
      <text:p text:style-name="P3">Query OK, 1 row affected (0.01 sec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) Select Command</text:p>
      <text:p text:style-name="P4"/>
      <text:p text:style-name="P3"><text:s/>mysql&gt; select * from Employee;</text:p>
      <text:p text:style-name="P3">+----------+-------+--------------+-----------+------------+------------------------+------+-----------+-----------+-----+</text:p>
      <text:p text:style-name="P3">| Fname <text:s text:c="3"/>| Minit | Lname <text:s text:c="7"/>| Ssn <text:s text:c="6"/>| Bdate <text:s text:c="5"/>| Address <text:s text:c="15"/>| Sex <text:s/>| Salary <text:s text:c="3"/>| Super_ssn | Dno |</text:p>
      <text:p text:style-name="P3">+----------+-------+--------------+-----------+------------+------------------------+------+-----------+-----------+-----+</text:p>
      <text:p text:style-name="P3">| Hari <text:s text:c="4"/>| K <text:s text:c="4"/>| Kumar <text:s text:c="7"/>| 653298653 | 2004-10-09 | 98 Aqua A NIT Trichy <text:s text:c="2"/>| M <text:s text:c="3"/>| <text:s text:c="2"/>1000.00 | 653298653 | <text:s text:c="2"/>4 |</text:p>
      <text:p text:style-name="P3">| Harshini | K <text:s text:c="4"/>| K <text:s text:c="11"/>| 653298654 | 2004-10-09 | 98 Aqua A NIT SuratKal | F <text:s text:c="3"/>| <text:s text:c="2"/>2000.00 | 653298654 | <text:s text:c="2"/>5 |</text:p>
      <text:p text:style-name="P3">| Akhsay <text:s text:c="2"/>| K <text:s text:c="4"/>| Mahesh <text:s text:c="6"/>| 653298655 | 2004-07-10 | 98 Aqua B <text:s/>NIT Trichy <text:s/>| M <text:s text:c="3"/>| 200000.00 | 653298655 | <text:s text:c="2"/>6 |</text:p>
      <text:p text:style-name="P3">| Akash <text:s text:c="3"/>| M <text:s text:c="4"/>| Balcham <text:s text:c="5"/>| 653298656 | 2004-09-12 | 27 Aqua B <text:s/>NIT Trichy <text:s/>| M <text:s text:c="3"/>| 500000.00 | 653298656 | <text:s text:c="2"/>7 |</text:p>
      <text:p text:style-name="P3">| Joshitha | T <text:s text:c="4"/>| BalaChandran | 653298657 | 2004-06-06 | 11 Anna Nagar Chennai <text:s/>| F <text:s text:c="3"/>| <text:s/>50000.00 | 653298657 | <text:s text:c="2"/>8 |</text:p>
      <text:p text:style-name="P3">+----------+-------+--------------+-----------+------------+------------------------+------+-----------+-----------+-----+</text:p>
      <text:p text:style-name="P3">5 rows in set (0.01 sec)</text:p>
      <text:p text:style-name="P3"/>
      <text:p text:style-name="P3"/>
      <text:p text:style-name="P4">6) Add Constraint</text:p>
      <text:p text:style-name="P4"/>
      <text:p text:style-name="P4">mysql&gt; alter table Employee add constraint primary key(Ssn);</text:p>
      <text:p text:style-name="P4">Query OK, 0 rows affected (0.06 sec)</text:p>
      <text:p text:style-name="P4">Records: 0 <text:s/>Duplicates: 0 <text:s/>Warnings: 0</text:p>
      <text:p text:style-name="P4"/>
      <text:p text:style-name="P4">mysql&gt; alter table department add constraint foreign key(Mgr_ssn) references Employee(Ssn);</text:p>
      <text:p text:style-name="P4">Query OK, 0 rows affected (0.07 sec)</text:p>
      <text:p text:style-name="P4">Records: 0 <text:s/>Duplicates: 0 <text:s/>Warnings: 0</text:p>
      <text:p text:style-name="P4"/>
      <text:p text:style-name="P4"/>
      <text:p text:style-name="P4">7) Modify Command</text:p>
      <text:p text:style-name="P4"/>
      <text:p text:style-name="P4">mysql&gt; alter table department modify Dnumber varchar(20);</text:p>
      <text:p text:style-name="P4">Query OK, 3 rows affected (0.06 sec)</text:p>
      <text:p text:style-name="P4">Records: 3 <text:s/>Duplicates: 0 <text:s/>Warnings: 0</text:p>
      <text:p text:style-name="P4"/>
      <text:p text:style-name="P4">8) <text:s/>Like and Group by command</text:p>
      <text:p text:style-name="P4">mysql&gt; select sum(Salary) from Employee group by( Address <text:s/>like "%NIT Trichy%");</text:p>
      <text:p text:style-name="P4">+-------------+</text:p>
      <text:p text:style-name="P4">| sum(Salary) |</text:p>
      <text:p text:style-name="P4">+-------------+</text:p>
      <text:p text:style-name="P4">| <text:s text:c="2"/>701000.00 |</text:p>
      <text:p text:style-name="P4">| <text:s text:c="3"/>52000.00 |</text:p>
      <text:p text:style-name="P4">+-------------+</text:p>
      <text:p text:style-name="P4"/>
      <text:p text:style-name="P4"/>
      <text:p text:style-name="P4"/>
      <text:p text:style-name="P4"><text:soft-page-break/>9) Count</text:p>
      <text:p text:style-name="P4">mysql&gt; select count(*) from Employee group by( Address <text:s/>like "%NIT Trichy%");</text:p>
      <text:p text:style-name="P4">+----------+</text:p>
      <text:p text:style-name="P4">| count(*) |</text:p>
      <text:p text:style-name="P4">+----------+</text:p>
      <text:p text:style-name="P4">| <text:s text:c="7"/>3 |</text:p>
      <text:p text:style-name="P4">| <text:s text:c="7"/>2 |</text:p>
      <text:p text:style-name="P4">+----------+</text:p>
      <text:p text:style-name="P4">2 rows in set (0.00 sec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6:19:57.008160738</meta:creation-date>
    <dc:date>2024-08-01T17:17:21.729666900</dc:date>
    <meta:editing-duration>PT6M24S</meta:editing-duration>
    <meta:editing-cycles>1</meta:editing-cycles>
    <meta:document-statistic meta:table-count="0" meta:image-count="0" meta:object-count="0" meta:page-count="4" meta:paragraph-count="103" meta:word-count="786" meta:character-count="4809" meta:non-whitespace-character-count="3577"/>
    <meta:generator>LibreOffice/6.4.7.2$Linux_X86_64 LibreOffice_project/40$Build-2</meta:generator>
  </office:meta>
</office:document-meta>
</file>